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18.47mm"/>
    </style:style>
    <style:style style:name="co3" style:family="table-column">
      <style:table-column-properties fo:break-before="auto" style:column-width="19.31mm"/>
    </style:style>
    <style:style style:name="co4" style:family="table-column">
      <style:table-column-properties fo:break-before="auto" style:column-width="32.47mm"/>
    </style:style>
    <style:style style:name="co5" style:family="table-column">
      <style:table-column-properties fo:break-before="auto" style:column-width="45.56mm"/>
    </style:style>
    <style:style style:name="co6" style:family="table-column">
      <style:table-column-properties fo:break-before="auto" style:column-width="30.23mm"/>
    </style:style>
    <style:style style:name="co7" style:family="table-column">
      <style:table-column-properties fo:break-before="auto" style:column-width="65.67mm"/>
    </style:style>
    <style:style style:name="co8" style:family="table-column">
      <style:table-column-properties fo:break-before="auto" style:column-width="1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4.39mm"/>
    </style:style>
    <style:style style:name="co11" style:family="table-column">
      <style:table-column-properties fo:break-before="auto" style:column-width="29.26mm"/>
    </style:style>
    <style:style style:name="co12" style:family="table-column">
      <style:table-column-properties fo:break-before="auto" style:column-width="41.7mm"/>
    </style:style>
    <style:style style:name="co13" style:family="table-column">
      <style:table-column-properties fo:break-before="auto" style:column-width="14.2mm"/>
    </style:style>
    <style:style style:name="co14" style:family="table-column">
      <style:table-column-properties fo:break-before="auto" style:column-width="22.35mm"/>
    </style:style>
    <style:style style:name="co15" style:family="table-column">
      <style:table-column-properties fo:break-before="auto" style:column-width="115.82mm"/>
    </style:style>
    <style:style style:name="co16" style:family="table-column">
      <style:table-column-properties fo:break-before="auto" style:column-width="29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19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ext-properties style:font-name="Liberation Mono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9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ext-properties style:font-name="Liberation Mono" fo:font-size="10pt" style:font-size-asian="10pt" style:font-size-complex="10pt"/>
    </style:style>
    <style:style style:name="ce3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178">
      <style:table-cell-properties style:text-align-source="fix" style:repeat-content="false"/>
      <style:paragraph-properties fo:text-align="center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-asian="Noto Sans CJK SC" style:font-name="Liberation Mono" fo:font-size="10pt" fo:font-weight="normal" style:text-line-through-type="none" fo:font-style="normal" style:text-outline="false" fo:text-shadow="none" style:text-line-through-mode="continuous" fo:language="en" fo:country="US" style:language-asian="zh" style:country-asian="CN" fo:color="#000000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asseur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0"/>
        <table:table-column table:style-name="co7" table:default-cell-style-name="ce28"/>
        <table:table-column table:style-name="co8" table:number-columns-repeated="1016" table:default-cell-style-name="ce31"/>
        <table:table-row table:style-name="ro1">
          <table:table-cell office:value-type="string" calcext:value-type="string">
            <text:p>Sheet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Comment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.1W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.1W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8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87</text:p>
          </table:table-cell>
          <table:table-cell/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96</text:p>
          </table:table-cell>
          <table:table-cell office:value-type="string" calcext:value-type="string">
            <text:p>MC0063W060311K96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6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k</text:p>
          </table:table-cell>
          <table:table-cell/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3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7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6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9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6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.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N732ETTD6800A10</text:p>
          </table:table-cell>
          <table:table-cell/>
          <table:table-cell table:style-name="ce29" office:value-type="percentage" office:value="0.0005" calcext:value-type="percentage">
            <text:p>0.0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9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9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9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k8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49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49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8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M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66</text:p>
          </table:table-cell>
          <table:table-cell office:value-type="string" calcext:value-type="string">
            <text:p>MCSR04X8661FTL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66</text:p>
          </table:table-cell>
          <table:table-cell office:value-type="string" calcext:value-type="string">
            <text:p>MCSR04X8661FTL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M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ed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ed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lue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White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llow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llow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Green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Single schottky diode</text:p>
          </table:table-cell>
          <table:table-cell office:value-type="string" calcext:value-type="string">
            <text:p><text:a xlink:href="..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Single schottky diode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60V 300mA</text:p>
          </table:table-cell>
          <table:table-cell office:value-type="string" calcext:value-type="string">
            <text:p><text:a xlink:href="../../../../../media/user/Data/Documents/AVR/datasheets_docs/data/2N7002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60V 300mA</text:p>
          </table:table-cell>
          <table:table-cell office:value-type="string" calcext:value-type="string">
            <text:p><text:a xlink:href="../../../../../media/user/Data/Documents/AVR/datasheets_docs/data/2N7002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BSS123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100V 170m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2222ALT1G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600m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SIR120DP-T1-RE3</text:p>
          </table:table-cell>
          <table:table-cell office:value-type="string" calcext:value-type="string">
            <text:p>PowerPack SO-8</text:p>
          </table:table-cell>
          <table:table-cell office:value-type="string" calcext:value-type="string">
            <text:p>Nch MOS 80V 106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SI7155DP-TI-GE3</text:p>
          </table:table-cell>
          <table:table-cell office:value-type="string" calcext:value-type="string">
            <text:p>PowerPack SO-8</text:p>
          </table:table-cell>
          <table:table-cell office:value-type="string" calcext:value-type="string">
            <text:p>Pch MOS 40V 31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30" office:value-type="string" calcext:value-type="string">
            <text:p>Dual schottky 200mA 30V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30" office:value-type="string" calcext:value-type="string">
            <text:p>Dual schottky 200mA 30V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30" office:value-type="string" calcext:value-type="string">
            <text:p>Dual schottky 200mA 30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AP4232BGM-HF-3TR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Nch MOS 30V 22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N4148</text:p>
          </table:table-cell>
          <table:table-cell office:value-type="string" calcext:value-type="string">
            <text:p>MINIMELF</text:p>
          </table:table-cell>
          <table:table-cell/>
          <table:table-cell office:value-type="string" calcext:value-type="string">
            <text:p><text:a xlink:href="../../../../../media/user/Data/Documents/AVR/datasheets_docs/data/1N4148_signal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N4148</text:p>
          </table:table-cell>
          <table:table-cell office:value-type="string" calcext:value-type="string">
            <text:p>MINIMELF</text:p>
          </table:table-cell>
          <table:table-cell/>
          <table:table-cell office:value-type="string" calcext:value-type="string">
            <text:p><text:a xlink:href="../../../../../media/user/Data/Documents/AVR/datasheets_docs/data/1N4148_signal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DN1509N8-G</text:p>
          </table:table-cell>
          <table:table-cell office:value-type="string" calcext:value-type="string">
            <text:p><text:s/>SOT-89-3 </text:p>
          </table:table-cell>
          <table:table-cell office:value-type="string" calcext:value-type="string">
            <text:p>Nch Depletion MOS 90V .3A 6Ohm</text:p>
          </table:table-cell>
          <table:table-cell office:value-type="string" calcext:value-type="string">
            <text:p><text:a xlink:href="https://www.mouser.fr/datasheet/2/268/20005403B-768339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TG9944TG-G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Nch MOS 240V 1A 6Ohm</text:p>
          </table:table-cell>
          <table:table-cell office:value-type="string" calcext:value-type="string">
            <text:p><text:a xlink:href="https://ww1.microchip.com/downloads/en/DeviceDoc/TD9944%20B080713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7nH</text:p>
          </table:table-cell>
          <table:table-cell office:value-type="string" calcext:value-type="string">
            <text:p>MCFT000034</text:p>
          </table:table-cell>
          <table:table-cell office:value-type="string" calcext:value-type="string">
            <text:p>0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nH</text:p>
          </table:table-cell>
          <table:table-cell office:value-type="string" calcext:value-type="string">
            <text:p>MCFT000030</text:p>
          </table:table-cell>
          <table:table-cell office:value-type="string" calcext:value-type="string">
            <text:p>0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µH</text:p>
          </table:table-cell>
          <table:table-cell office:value-type="string" calcext:value-type="string">
            <text:p>0805AF-102XJRB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5% 650mA 39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90nH</text:p>
          </table:table-cell>
          <table:table-cell office:value-type="string" calcext:value-type="string">
            <text:p>0805CS-391XGEB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5% 290mA 1.5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AO3401A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ch MOS 30V 50mohm</text:p>
          </table:table-cell>
          <table:table-cell office:value-type="string" calcext:value-type="string">
            <text:p><text:a xlink:href="../../../../../media/user/Data/Documents/AVR/datasheets_docs/data/AO3401_signal_pch_fet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JA4220-ALB</text:p>
          </table:table-cell>
          <table:table-cell/>
          <table:table-cell office:value-type="string" calcext:value-type="string">
            <text:p>Wideband RF transformer</text:p>
          </table:table-cell>
          <table:table-cell office:value-type="string" calcext:value-type="string">
            <text:p><text:a xlink:href="../../../../../media/user/Data/Documents/AVR/datasheets_docs/data/JA4220_wideband_transformer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BMB2A1000BN3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kOhm 200mA 80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BMB2A0060LN2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60Ohm 850mA 5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RCW-0C</text:p>
          </table:table-cell>
          <table:table-cell/>
          <table:table-cell office:value-type="string" calcext:value-type="string">
            <text:p>1206 Test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RCS-0C</text:p>
          </table:table-cell>
          <table:table-cell/>
          <table:table-cell office:value-type="string" calcext:value-type="string">
            <text:p>1206 Test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  <table:table-cell table:style-name="ce24" office:value-type="string" calcext:value-type="string">
            <text:p>Q22FA2380013312</text:p>
          </table:table-cell>
          <table:table-cell/>
          <table:table-cell office:value-type="string" calcext:value-type="string">
            <text:p>16MHz crystal</text:p>
          </table:table-cell>
          <table:table-cell office:value-type="string" calcext:value-type="string">
            <text:p><text:a xlink:href="../../../../../media/user/Data/Documents/AVR/datasheets_docs/data/Q22FA2380013312_16MHz_crystal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/>
          <table:table-cell table:style-name="ce25" office:value-type="string" calcext:value-type="string">
            <text:p>MF-USMF020-2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Polyfuse 0.4A 30V</text:p>
          </table:table-cell>
          <table:table-cell office:value-type="string" calcext:value-type="string">
            <text:p><text:a xlink:href="../../../../../media/user/Data/Documents/AVR/datasheets_docs/data/MF-USMF020-2_polyfuse_200mA_1210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BGM-HF-</text:p>
          </table:table-cell>
          <table:table-cell office:value-type="string" calcext:value-type="string">
            <text:p>CAT16-102J4L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AT16-102J4L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AT16-103J4L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AT16-103J4L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GA5L1X7R1H106K160AC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500 pcs 50V MLCC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204X104K250C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5V MLCC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16V MLCC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u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100pcs 25V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B018D0102JBA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50V Film 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n2</text:p>
          </table:table-cell>
          <table:table-cell office:value-type="string" calcext:value-type="string">
            <text:p>CB018D0222KBA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50V Film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u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6.3V 30pcs</text:p>
          </table:table-cell>
          <table:table-cell table:number-columns-repeated="1016"/>
        </table:table-row>
        <table:table-row table:style-name="ro1" table:number-rows-repeated="1048375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Classeur.$A$1" table:cell-range-address="$Classeur.$A$1:.$G$145"/>
        </table:named-expressions>
      </table:table>
      <table:table table:name="Tiroclass" table:style-name="ta1" table:print-ranges="Tiroclass.H89:Tiroclass.H89">
        <office:forms form:automatic-focus="false" form:apply-design-mode="false"/>
        <table:table-column table:style-name="co10" table:default-cell-style-name="ce12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2"/>
        <table:table-column table:style-name="co15" table:default-cell-style-name="ce30"/>
        <table:table-column table:style-name="co16" table:default-cell-style-name="ce41"/>
        <table:table-column table:style-name="co9" table:default-cell-style-name="ce42"/>
        <table:table-column table:style-name="co9" table:number-columns-repeated="1016" table:default-cell-style-name="ce41"/>
        <table:table-row table:style-name="ro1">
          <table:table-cell table:style-name="ce32" office:value-type="string" calcext:value-type="string">
            <text:p>Location</text:p>
          </table:table-cell>
          <table:table-cell table:style-name="ce36" office:value-type="string" calcext:value-type="string">
            <text:p>Category</text:p>
          </table:table-cell>
          <table:table-cell table:style-name="ce36" office:value-type="string" calcext:value-type="string">
            <text:p>P/N</text:p>
          </table:table-cell>
          <table:table-cell table:style-name="ce36" office:value-type="string" calcext:value-type="string">
            <text:p>Qty</text:p>
          </table:table-cell>
          <table:table-cell table:style-name="ce32" office:value-type="string" calcext:value-type="string">
            <text:p>Package</text:p>
          </table:table-cell>
          <table:table-cell table:style-name="ce36" office:value-type="string" calcext:value-type="string">
            <text:p>Comment</text:p>
          </table:table-cell>
          <table:table-cell office:value-type="string" calcext:value-type="string">
            <text:p>Marking</text:p>
          </table:table-cell>
          <table:table-cell office:value-type="string" calcext:value-type="string">
            <text:p>Datasheet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60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ivider</text:p>
          </table:table-cell>
          <table:table-cell/>
          <table:table-cell office:value-type="string" calcext:value-type="string">
            <text:p><text:a xlink:href="../../../../../media/user/Data/Documents/AVR/datasheets_docs/data/CD4060_binary_coun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40B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ivider</text:p>
          </table:table-cell>
          <table:table-cell/>
          <table:table-cell office:value-type="string" calcext:value-type="string">
            <text:p><text:a xlink:href="../../../../../media/user/Data/Documents/AVR/datasheets_docs/data/CD4040_binary_coun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543B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BCD to 7-Segment Latch Decoder Driver</text:p>
          </table:table-cell>
          <table:table-cell/>
          <table:table-cell office:value-type="string" calcext:value-type="string">
            <text:p><text:a xlink:href="../../../../../media/user/Data/Documents/AVR/datasheets_docs/data/CD4543BE_7segment_decod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26B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ecade counter with 7-Segment Decoder</text:p>
          </table:table-cell>
          <table:table-cell/>
          <table:table-cell office:value-type="string" calcext:value-type="string">
            <text:p><text:a xlink:href="../../../../../media/user/Data/Documents/AVR/datasheets_docs/data/CD4026_7segment_decade_coun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T157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16</text:p>
          </table:table-cell>
          <table:table-cell table:style-name="ce42" office:value-type="string" calcext:value-type="string">
            <text:p>Quad 2-input multiplexer</text:p>
          </table:table-cell>
          <table:table-cell/>
          <table:table-cell office:value-type="string" calcext:value-type="string">
            <text:p><text:a xlink:href="../../../../../media/user/Data/Documents/AVR/datasheets_docs/data/74LS157_quad_2mux.pdf" xlink:type="simple">Datasheet</text:a></text:p>
          </table:table-cell>
          <table:table-cell table:number-columns-repeated="1016"/>
        </table:table-row>
        <table:table-row table:style-name="ro2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24W</text:p>
          </table:table-cell>
          <table:table-cell table:style-name="ce42" office:value-type="string" calcext:value-type="string">
            <text:p>16-line to 1-line data selector / multiplexer</text:p>
          </table:table-cell>
          <table:table-cell/>
          <table:table-cell table:style-name="Default"/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Quad 2-input NAND gate</text:p>
          </table:table-cell>
          <table:table-cell/>
          <table:table-cell office:value-type="string" calcext:value-type="string">
            <text:p><text:a xlink:href="../../../../../media/user/Data/Documents/AVR/datasheets_docs/data/74LVC1G00_NAND_gate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40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Triple 2-channel analog multiplexer</text:p>
          </table:table-cell>
          <table:table-cell/>
          <table:table-cell office:value-type="string" calcext:value-type="string">
            <text:p><text:a xlink:href="../../../../../media/user/Data/Documents/AVR/datasheets_docs/data/CD4053_analog_mux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Hex inverter</text:p>
          </table:table-cell>
          <table:table-cell/>
          <table:table-cell office:value-type="string" calcext:value-type="string">
            <text:p><text:a xlink:href="../../../../../media/user/Data/Documents/AVR/datasheets_docs/data/74HC04_hex_inver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Dual J-K Flip-Flo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MC145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Dual Retriggerable/Resettable Monostable Multivibr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−Input AND G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3-to-8 line decoder/demultiplex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Dual D Flip−Flop with Set and Res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P20</text:p>
          </table:table-cell>
          <table:table-cell table:style-name="ce43" office:value-type="string" calcext:value-type="string">
            <text:p>Octal bus transceiver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Dual retriggerable monostable multivibrator with res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Quad D-type flip-flop with res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-input N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-input 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transparent latch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flip-flop; positive edge-trigger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8-bit magnitude compar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LS5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buffer 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3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transparent latch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flip-flop w/reset; positive-edge trigg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8-bit serial-in, parallel-out shift regis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Schmitt−Trigger Inver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inverter with open-drain output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4-bit binary full adder with fast carry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Presettable synchronous 4-bit binary coun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Quad 2-input multiplexer; 3-stat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buffer with open-drain outpu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-A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U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RC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U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B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xmega256A3BU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90USB1286-A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90USB1286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28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649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69P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9PA_3290pA_6490P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1634R-SU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163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8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4_44_8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8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23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2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313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8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1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4PA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4_324_644_1284_P_P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4PA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4_324_644_1284_P_P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DN3765K4-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52-3</text:p>
          </table:table-cell>
          <table:table-cell office:value-type="string" calcext:value-type="string">
            <text:p>Nch Depletion MOS 650V .3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VP2206N3-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Pch MOS 60V 640mA</text:p>
          </table:table-cell>
          <table:table-cell/>
          <table:table-cell office:value-type="string" calcext:value-type="string">
            <text:p><text:a xlink:href="../../../../../media/user/Data/Documents/AVR/datasheets_docs/data/VP2206N3-G_60V_PMOS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TP06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Pch MOS 60V 1.5A Logic level 3.5Ohm</text:p>
          </table:table-cell>
          <table:table-cell/>
          <table:table-cell office:value-type="string" calcext:value-type="string">
            <text:p><text:a xlink:href="../../../../../media/user/Data/Documents/AVR/datasheets_docs/data/TP0606_PMOS_60V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VN2210N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Nch MOS 100V 4.5A Logic level 400mOhm</text:p>
          </table:table-cell>
          <table:table-cell/>
          <table:table-cell office:value-type="string" calcext:value-type="string">
            <text:p><text:a xlink:href="../../../../../media/user/Data/Documents/AVR/datasheets_docs/data/VN2210_nch_mosfet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188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6F18877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table:style-name="ce41" office:value-type="string" calcext:value-type="string">
            <text:p>PIC18F47K40</text:p>
          </table:table-cell>
          <table:table-cell table:style-name="ce41"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8F47K4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table:style-name="ce41" office:value-type="string" calcext:value-type="string">
            <text:p>PIC18F4680</text:p>
          </table:table-cell>
          <table:table-cell table:style-name="ce41"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8F468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HJ128G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2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24HJ128G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64GA</text:p>
          </table:table-cell>
          <table:table-cell table:style-name="ce41" office:value-type="float" office:value="3" calcext:value-type="float">
            <text:p>3</text:p>
          </table:table-cell>
          <table:table-cell table:style-name="ce14" office:value-type="string" calcext:value-type="string">
            <text:p>SSOP2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24FJ64GA002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SSO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04KA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µP comp OD 5V</text:p>
          </table:table-cell>
          <table:table-cell/>
          <table:table-cell office:value-type="string" calcext:value-type="string">
            <text:p><text:a xlink:href="../../../../../media/user/Data/Documents/AVR/datasheets_docs/data/MCP6549_QUad_comparator_OD_u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µP comp PP 5V</text:p>
          </table:table-cell>
          <table:table-cell/>
          <table:table-cell office:value-type="string" calcext:value-type="string">
            <text:p><text:a xlink:href="../../../../../media/user/Data/Documents/AVR/datasheets_docs/data/MCP6542_dual_compara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µP comp PP 5V</text:p>
          </table:table-cell>
          <table:table-cell/>
          <table:table-cell office:value-type="string" calcext:value-type="string">
            <text:p><text:a xlink:href="../../../../../media/user/Data/Documents/AVR/datasheets_docs/data/MCP6542_dual_compara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µP comp OD 5V</text:p>
          </table:table-cell>
          <table:table-cell/>
          <table:table-cell office:value-type="string" calcext:value-type="string">
            <text:p><text:a xlink:href="../../../../../media/user/Data/Documents/AVR/datasheets_docs/data/MCP6549_QUad_comparator_OD_u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62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36V OD</text:p>
          </table:table-cell>
          <table:table-cell/>
          <table:table-cell office:value-type="string" calcext:value-type="string">
            <text:p><text:a xlink:href="../../../../../media/user/Data/Documents/AVR/datasheets_docs/data/MIC6270_compara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M3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opamp</text:p>
          </table:table-cell>
          <table:table-cell/>
          <table:table-cell office:value-type="string" calcext:value-type="string">
            <text:p><text:a xlink:href="../../../../../media/user/Data/Documents/AVR/datasheets_docs/data/LM358N_dual_op-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2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opamp RRIO 10MHz 5V</text:p>
          </table:table-cell>
          <table:table-cell/>
          <table:table-cell office:value-type="string" calcext:value-type="string">
            <text:p><text:a xlink:href="../../../../../media/user/Data/Documents/AVR/datasheets_docs/data/MCP6292_dual_10MHz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opamp 10MHz 5V</text:p>
          </table:table-cell>
          <table:table-cell/>
          <table:table-cell office:value-type="string" calcext:value-type="string">
            <text:p><text:a xlink:href="../../../../../media/user/Data/Documents/AVR/datasheets_docs/data/MC6024_QUad_RRIO_10MHz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tr. Amp 5V </text:p>
          </table:table-cell>
          <table:table-cell/>
          <table:table-cell office:value-type="string" calcext:value-type="string">
            <text:p><text:a xlink:href="../../../../../media/user/Data/Documents/AVR/datasheets_docs/data/MCP6N16_diff_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0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1Mhz RRIO 5V</text:p>
          </table:table-cell>
          <table:table-cell/>
          <table:table-cell office:value-type="string" calcext:value-type="string">
            <text:p><text:a xlink:href="https://ww1.microchip.com/downloads/aemDocuments/documents/OTH/ProductDocuments/DataSheets/22093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Auto0 dual chopper amp</text:p>
          </table:table-cell>
          <table:table-cell/>
          <table:table-cell office:value-type="string" calcext:value-type="string">
            <text:p><text:a xlink:href="../../../../../media/user/Data/Documents/AVR/datasheets_docs/data/MCP6V02_lowP_autoZero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T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2.7MHz 12V opamp RRO</text:p>
          </table:table-cell>
          <table:table-cell/>
          <table:table-cell office:value-type="string" calcext:value-type="string">
            <text:p><text:a xlink:href="../../../../../media/user/Data/Documents/AVR/datasheets_docs/data/MCP6H74_quad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2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opamp RRIO 10MHz 5V</text:p>
          </table:table-cell>
          <table:table-cell/>
          <table:table-cell office:value-type="string" calcext:value-type="string">
            <text:p><text:a xlink:href="../../../../../media/user/Data/Documents/AVR/datasheets_docs/data/MCP6292_dual_10MHz_op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1-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nstr. Amp 5V min gain 1</text:p>
          </table:table-cell>
          <table:table-cell/>
          <table:table-cell office:value-type="string" calcext:value-type="string">
            <text:p><text:a xlink:href="../../../../../media/user/Data/Documents/AVR/datasheets_docs/data/MCP6N11_instrumentation_am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10MHz RRO 12V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Auto0 dual chopper am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1.2MHz 16V RRO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27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0drift dual 5V 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opamp 16V RRO 1.2MHz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TP40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Liion battery charger 1cell 1A linea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AX17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4A 20W integrated</text:p>
          </table:table-cell>
          <table:table-cell/>
          <table:table-cell office:value-type="string" calcext:value-type="string">
            <text:p><text:a xlink:href="../MAX1709_4A_step_u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IC2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2.5A 100kHz integra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AX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ext fet 16.5V in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45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A 200kHz integrated</text:p>
          </table:table-cell>
          <table:table-cell/>
          <table:table-cell office:value-type="string" calcext:value-type="string">
            <text:p><text:a xlink:href="../MAX770_dcdc_step_up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LM2674-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.5A integrated 3.3V ou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table:style-name="ce25" office:value-type="string" calcext:value-type="string">
            <text:p>TSRN 1-2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</text:p>
          </table:table-cell>
          <table:table-cell office:value-type="string" calcext:value-type="string">
            <text:p>Traco power 1A 5V out 6-36V in power brick 92%eff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2N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0mA 90V linear Led driver/current source 5V min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5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0mA 90V linear Led driver/current source 1/5V min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5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5mA 90V linear Led driver/current source 1/5V min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offline switcher integra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offline switcher integra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OP221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5W offline switcher integra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table:style-name="ce25" office:value-type="string" calcext:value-type="string">
            <text:p>MC44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0kHz offline switcher controll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OP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0W offline switcher integra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2W offline switcher integrated</text:p>
          </table:table-cell>
          <table:table-cell table:number-columns-repeated="1018"/>
        </table:table-row>
        <table:table-row table:style-name="ro3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RT9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5V/12V Synchronous Buck PWM DC/DC and Linear Power Controll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table:style-name="ce25" office:value-type="string" calcext:value-type="string">
            <text:p>HV9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450V smps controll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HV912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L4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IC16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IC3843</text:p>
          </table:table-cell>
          <table:table-cell/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IC3844</text:p>
          </table:table-cell>
          <table:table-cell/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AX256ASA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3W Primary-Side Transformer H-Bridge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2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TL4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Adj shunt vref 2.5V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49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12bits 2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C7107ACP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 ½ Digit 7-segment le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C7106AC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 ½ Digit 7-segment lc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13bits 2ch diff 4ch single SA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16bits 150ksps ΔΣ 4ch diff 8ch singl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16bits 150ksps ΔΣ 2ch diff 4ch singl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6</text:p>
          </table:table-cell>
          <table:table-cell table:style-name="ce44" office:value-type="string" calcext:value-type="string">
            <text:p>18 bits 1ch diff I2C PG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table:style-name="ce44" office:value-type="string" calcext:value-type="string">
            <text:p>18 bits 4ch diff I2C PG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9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table:style-name="ce44" office:value-type="string" calcext:value-type="string">
            <text:p>16/24bits 2ch AFE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table:style-name="ce44" office:value-type="string" calcext:value-type="string">
            <text:p>16/24bits 2ch AFE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AX1110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8bits serial 4ch diff 8ch single low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D5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bits parallel int ref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9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1ch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8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2ch internal ref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7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4" office:value-type="string" calcext:value-type="string">
            <text:p>12bits 1ch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7FEB21A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OP8</text:p>
          </table:table-cell>
          <table:table-cell table:style-name="ce44" office:value-type="string" calcext:value-type="string">
            <text:p>12bits 1ch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8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2bits 2ch internal ref SPI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ISL59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OP28</text:p>
          </table:table-cell>
          <table:table-cell office:value-type="string" calcext:value-type="string">
            <text:p>14bits 210Msps parallel current ou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LTC1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1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662-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0</text:p>
          </table:table-cell>
          <table:table-cell office:value-type="string" calcext:value-type="string">
            <text:p><text:span text:style-name="T2">8bits 2ch</text:span> rheostat 10k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3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01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7bits 1ch potentiometer Up/Down 5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C5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Dual D Flip−Flo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A7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64GA0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5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A7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26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128GB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184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5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table:number-columns-repeated="2"/>
          <table:table-cell office:value-type="string" calcext:value-type="string">
            <text:p><text:a xlink:href="../PIC12F510_PIC16F506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6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F:2k, R:128b, EE:256b, 6-IO 10b-ADC 2-Timers</text:p>
          </table:table-cell>
          <table:table-cell/>
          <table:table-cell office:value-type="string" calcext:value-type="string">
            <text:p><text:a xlink:href="../PIC12F68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S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2ch 8 gain 1-32 SPI</text:p>
          </table:table-cell>
          <table:table-cell/>
          <table:table-cell office:value-type="string" calcext:value-type="string">
            <text:p><text:a xlink:href="../../../../../media/user/Data/Documents/AVR/datasheets_docs/data/MCP6S22_RRIO_low_gain_PG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G04-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4ch 1/10/50 pin strap </text:p>
          </table:table-cell>
          <table:table-cell/>
          <table:table-cell table:style-name="ce31" office:value-type="string" calcext:value-type="string">
            <text:p><text:a xlink:href="https://ww1.microchip.com/downloads/aemDocuments/documents/OTH/ProductDocuments/DataSheets/22004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G02-E/S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ch 1/10/50 pin strap</text:p>
          </table:table-cell>
          <table:table-cell/>
          <table:table-cell table:style-name="ce31" office:value-type="string" calcext:value-type="string">
            <text:p><text:a xlink:href="https://ww1.microchip.com/downloads/aemDocuments/documents/OTH/ProductDocuments/DataSheets/22004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TC9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VtoF FtoV conver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MAX261B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4</text:p>
          </table:table-cell>
          <table:table-cell office:value-type="string" calcext:value-type="string">
            <text:p>Universal filter switched cap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3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4576W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4-36Vin 1.23-33Vout 200kHz 3A Buc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3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LM2576W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4-40Vin 1.23-36Vout 52kHz 3A Buc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MIC2171W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-40Vin 100kHz 2.5A Sw Reg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LT1170HV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-60Vin 5A switching reg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90-5002E-D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30V/48V→5V LDO 7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<text:s/>MCP1792-3302H/DB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55V→3V3 LDO 10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TC1300R-3.3VU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6V→3.3V LDO with reset and shutdown 30µA 30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25-5.0YM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5V LDO with shutdown 15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3.0YM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3V LDO with shutdown &amp; bypass 15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3.3YM5-T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3.3V LDO with shutdown &amp; bypass 15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5.0YM5-T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5V LDO with shutdown &amp; bypass 15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9-5.0YS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16V→5V LDO 50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11T-33I/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6V→3.3V LDO with shutdown, low Iq, 150m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810T-33I/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6V→3.3V LDO, very low Iq, 100mA</text:p>
          </table:table-cell>
          <table:table-cell/>
          <table:table-cell office:value-type="string" calcext:value-type="string">
            <text:p><text:a xlink:href="../MCP1810_LDO_6Vin_3V3out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99T-5002H/T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45V→5V LDO 25µA Iq, 80mA</text:p>
          </table:table-cell>
          <table:table-cell/>
          <table:table-cell office:value-type="string" calcext:value-type="string">
            <text:p><text:a xlink:href="../MCP1799_LDO_highVin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5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BUK766R060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2PAK</text:p>
          </table:table-cell>
          <table:table-cell office:value-type="string" calcext:value-type="string">
            <text:p>Nch MOS 60V 75A Logic level 4.6mOhm</text:p>
          </table:table-cell>
          <table:table-cell/>
          <table:table-cell office:value-type="string" calcext:value-type="string">
            <text:p><text:a xlink:href="../../../../../media/user/Data/Documents/AVR/datasheets_docs/data/BUK766R0-60E_NMOS_60V_5mOhm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5</text:p>
          </table:table-cell>
          <table:table-cell office:value-type="string" calcext:value-type="string">
            <text:p>MOSFET</text:p>
          </table:table-cell>
          <table:table-cell table:style-name="ce22" office:value-type="string" calcext:value-type="string">
            <text:p><text:span text:style-name="T1"><text:a xlink:href="../../../../../media/user/Data/Documents/AVR/datasheets_docs/data/VN3205N8-G_Nch_50V_500mOhm.pdf" xlink:type="simple">VN3205N8-G</text:a></text:span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Nch MOS 50V 1.5A Logic level 300mOhm</text:p>
          </table:table-cell>
          <table:table-cell/>
          <table:table-cell office:value-type="string" calcext:value-type="string">
            <text:p><text:a xlink:href="../VN3205N8-G_Nch_50V_500mOhm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5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TN0104N8-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Nch MOS 40V 2.5Ohm Vth 1V GDS</text:p>
          </table:table-cell>
          <table:table-cell office:value-type="string" calcext:value-type="string">
            <text:p>TN1L337 UH3</text:p>
          </table:table-cell>
          <table:table-cell office:value-type="string" calcext:value-type="string">
            <text:p><text:a xlink:href="../TN0104_Nmos_40V_5Ohm_lowVth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6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ENC28J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Ethern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6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ENC28J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28</text:p>
          </table:table-cell>
          <table:table-cell office:value-type="string" calcext:value-type="string">
            <text:p>Ethern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16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8</text:p>
          </table:table-cell>
          <table:table-cell office:value-type="string" calcext:value-type="string">
            <text:p>8ch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16ch I2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ULN20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Darlington array L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HV58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20ch 90V serial driver (VFD)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8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ch 50V serial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HV99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Relay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9P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8ch 80V 500mA serial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801YW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4</text:p>
          </table:table-cell>
          <table:table-cell office:value-type="string" calcext:value-type="string">
            <text:p>8ch 50V 500mA parallel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9</text:p>
          </table:table-cell>
          <table:table-cell office:value-type="string" calcext:value-type="string">
            <text:p>LED Driver</text:p>
          </table:table-cell>
          <table:table-cell table:style-name="ce24" office:value-type="string" calcext:value-type="string">
            <text:p>MAX6954</text:p>
          </table:table-cell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128 segments SPI display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9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5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5 output led driver serial stati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9</text:p>
          </table:table-cell>
          <table:table-cell office:value-type="string" calcext:value-type="string">
            <text:p>LCD Driver</text:p>
          </table:table-cell>
          <table:table-cell office:value-type="string" calcext:value-type="string">
            <text:p>PCA8546ATT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56</text:p>
          </table:table-cell>
          <table:table-cell table:style-name="ce43" office:value-type="string" calcext:value-type="string">
            <text:p>4 x 44 automotive LC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9</text:p>
          </table:table-cell>
          <table:table-cell office:value-type="string" calcext:value-type="string">
            <text:p>LCD Driver</text:p>
          </table:table-cell>
          <table:table-cell office:value-type="string" calcext:value-type="string">
            <text:p>MAX7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8-Digit, Triplexed LCD Decoder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21HCO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trip point temperature sensor with ext NTC</text:p>
          </table:table-cell>
          <table:table-cell/>
          <table:table-cell office:value-type="string" calcext:value-type="string">
            <text:p><text:a xlink:href="../TC620-TC621_temperature_monitor_dualPoint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48BEU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Fan speed controller (NTC) with auto shutdown</text:p>
          </table:table-cell>
          <table:table-cell/>
          <table:table-cell office:value-type="string" calcext:value-type="string">
            <text:p><text:a xlink:href="../TC648_fan_temperature_controll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48BE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Fan speed controller (NTC) with auto shutdown</text:p>
          </table:table-cell>
          <table:table-cell/>
          <table:table-cell office:value-type="string" calcext:value-type="string">
            <text:p><text:a xlink:href="../TC648_fan_temperature_controll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48BEO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Fan speed controller (NTC) with auto shutdown</text:p>
          </table:table-cell>
          <table:table-cell/>
          <table:table-cell office:value-type="string" calcext:value-type="string">
            <text:p><text:a xlink:href="../TC648_fan_temperature_controll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DSP48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10-Element Red Bar Graph Array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LMP-26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-Element Red Bar Graph Array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MAN64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SA56-11SRW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Segment display C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5161A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F5101A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DSP555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Segment display CA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AX7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24</text:p>
          </table:table-cell>
          <table:table-cell office:value-type="string" calcext:value-type="string">
            <text:p>8 digit led display driver, serial interface</text:p>
          </table:table-cell>
          <table:table-cell/>
          <table:table-cell office:value-type="string" calcext:value-type="string">
            <text:p><text:a xlink:href="https://www.analog.com/media/en/technical-documentation/data-sheets/MAX7219-MAX7221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97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 bit parallel in serial in/out register with latches</text:p>
          </table:table-cell>
          <table:table-cell/>
          <table:table-cell office:value-type="string" calcext:value-type="string">
            <text:p><text:a xlink:href="https://www.ti.com/lit/ds/symlink/cd74hc597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 bit serial in parallel out register with latches</text:p>
          </table:table-cell>
          <table:table-cell/>
          <table:table-cell office:value-type="string" calcext:value-type="string">
            <text:p><text:a xlink:href="../74HC595_8bit_shift-registers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Hex inverter (no schmitt)</text:p>
          </table:table-cell>
          <table:table-cell/>
          <table:table-cell office:value-type="string" calcext:value-type="string">
            <text:p><text:a xlink:href="https://www.ti.com/lit/ds/symlink/sn74hc0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F7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C340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Switch mode controll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8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CMOS Quad Bilateral Swit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9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28C64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EEPROM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F9</text:p>
          </table:table-cell>
          <table:table-cell office:value-type="string" calcext:value-type="string">
            <text:p>Memory</text:p>
          </table:table-cell>
          <table:table-cell table:style-name="ce25" office:value-type="string" calcext:value-type="string">
            <text:p>D431000ACZ-70L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DRAM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128GC0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B4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46Q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57Q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10A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0D17-103E/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70-6</text:p>
          </table:table-cell>
          <table:table-cell office:value-type="string" calcext:value-type="string">
            <text:p><text:span text:style-name="T2">7bits </text:span>10k I2C 1ch</text:p>
          </table:table-cell>
          <table:table-cell office:value-type="string" calcext:value-type="string">
            <text:p>AKUS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0B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MCP73831T-2ACI/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Liion battery charger 1cell 500mA linear</text:p>
          </table:table-cell>
          <table:table-cell office:value-type="string" calcext:value-type="string">
            <text:p>KDYK</text:p>
          </table:table-cell>
          <table:table-cell office:value-type="string" calcext:value-type="string">
            <text:p><text:a xlink:href="https://www.mouser.fr/datasheet/2/678/av02-1798en_ds_hdsp-4830_2015-10-09-1827619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0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LTC2944C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N8</text:p>
          </table:table-cell>
          <table:table-cell table:style-name="ce43" office:value-type="string" calcext:value-type="string">
            <text:p>60V Battery Gas Gauge </text:p>
          </table:table-cell>
          <table:table-cell office:value-type="string" calcext:value-type="string">
            <text:p>LGCR 8884 013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0D</text:p>
          </table:table-cell>
          <table:table-cell/>
          <table:table-cell office:value-type="string" calcext:value-type="string">
            <text:p>MIC2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Current limiting power distribution switch</text:p>
          </table:table-cell>
          <table:table-cell office:value-type="string" calcext:value-type="string">
            <text:p>FD0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0E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11-T-E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30V 1A synchronous buck regu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10F</text:p>
          </table:table-cell>
          <table:table-cell/>
          <table:table-cell office:value-type="string" calcext:value-type="string">
            <text:p>LTC3092G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200mA programmable 2-terminal current source</text:p>
          </table:table-cell>
          <table:table-cell/>
          <table:table-cell office:value-type="string" calcext:value-type="string">
            <text:p><text:a xlink:href="../LT3092_programmable_current_source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0G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MCP73831T-2ADI/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Liion battery charger 1cell 500mA linear</text:p>
          </table:table-cell>
          <table:table-cell office:value-type="string" calcext:value-type="string">
            <text:p>K4EU</text:p>
          </table:table-cell>
          <table:table-cell office:value-type="string" calcext:value-type="string">
            <text:p><text:a xlink:href="https://www.mouser.fr/datasheet/2/678/av02-4479en_ds_hlcp-a100_2015-05-28-182817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0H</text:p>
          </table:table-cell>
          <table:table-cell/>
          <table:table-cell office:value-type="string" calcext:value-type="string">
            <text:p>MPC75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FP20</text:p>
          </table:table-cell>
          <table:table-cell table:style-name="ce43" office:value-type="string" calcext:value-type="string">
            <text:p>0.7 A Dual H-Bridge Motor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11</text:p>
          </table:table-cell>
          <table:table-cell office:value-type="string" calcext:value-type="string">
            <text:p>Power monitor</text:p>
          </table:table-cell>
          <table:table-cell table:style-name="ce25" office:value-type="string" calcext:value-type="string">
            <text:p>EMC1701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10</text:p>
          </table:table-cell>
          <table:table-cell office:value-type="string" calcext:value-type="string">
            <text:p>I2C power monitor + temp</text:p>
          </table:table-cell>
          <table:table-cell/>
          <table:table-cell office:value-type="string" calcext:value-type="string">
            <text:p><text:a xlink:href="../EMC1701-2_power_sens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1A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45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2</text:p>
          </table:table-cell>
          <table:table-cell table:style-name="ce43" office:value-type="string" calcext:value-type="string">
            <text:p>Wide Range I2C Power Monitor 80V</text:p>
          </table:table-cell>
          <table:table-cell/>
          <table:table-cell office:value-type="string" calcext:value-type="string">
            <text:p><text:a xlink:href="../LTC2945_single_power_moni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1B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92CMS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Dual Wide Range Power Monitor inverted I2C !</text:p>
          </table:table-cell>
          <table:table-cell office:value-type="float" office:value="29921" calcext:value-type="float">
            <text:p>29921</text:p>
          </table:table-cell>
          <table:table-cell office:value-type="string" calcext:value-type="string">
            <text:p><text:a xlink:href="../LTC2992_dual_power_moni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1C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46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Wide Range I2C Power, Charge and Energy Monitor</text:p>
          </table:table-cell>
          <table:table-cell office:value-type="float" office:value="2946" calcext:value-type="float">
            <text:p>2946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11D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92CM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Dual Wide Range Power Monitor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<text:a xlink:href="../LTC2992_dual_power_monit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11E</text:p>
          </table:table-cell>
          <table:table-cell/>
          <table:table-cell office:value-type="string" calcext:value-type="string">
            <text:p>MCP130T-300I/T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Reset controller</text:p>
          </table:table-cell>
          <table:table-cell office:value-type="string" calcext:value-type="string">
            <text:p>PKSY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1412ARW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6</text:p>
          </table:table-cell>
          <table:table-cell table:style-name="ce43" office:value-type="string" calcext:value-type="string">
            <text:p>Quad-Channel Digital Iso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6424ABRNZ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28</text:p>
          </table:table-cell>
          <table:table-cell table:style-name="ce43" office:value-type="string" calcext:value-type="string">
            <text:p>4ch Isolators with Integrated DC-to-DC Convert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table:style-name="ce41" office:value-type="string" calcext:value-type="string">
            <text:p>Isolator</text:p>
          </table:table-cell>
          <table:table-cell office:value-type="string" calcext:value-type="string">
            <text:p>SI8621BT-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1-1 150Mbps 5kV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SI8642BA-B-I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SOP-16</text:p>
          </table:table-cell>
          <table:table-cell office:value-type="string" calcext:value-type="string">
            <text:p>4ch 1kV 150Mbp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1250AR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2C iso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5000ARZ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Isolated DC-DC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table:style-name="ce23" office:value-type="string" calcext:value-type="string">
            <text:p>ADUM3160BRW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USB iso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21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14</text:p>
          </table:table-cell>
          <table:table-cell table:style-name="ce43" office:value-type="string" calcext:value-type="string">
            <text:p>USB 2.0 to I2C/UART bridge with GPIO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SB2514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36</text:p>
          </table:table-cell>
          <table:table-cell office:value-type="string" calcext:value-type="string">
            <text:p>Usb hub qua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USB SPI bridg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USB serial bridge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21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USB 2.0 to I2C/UART bridge with GPIO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IC2026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USB power swit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IC2026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USB power switch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E2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C6915L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16</text:p>
          </table:table-cell>
          <table:table-cell office:value-type="string" calcext:value-type="string">
            <text:p>0drift precision intr. Amp with PGA 14gains 0-4096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AD8307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8</text:p>
          </table:table-cell>
          <table:table-cell table:style-name="ce43" office:value-type="string" calcext:value-type="string">
            <text:p>DC to 500 MHz, 92 dB Logarithmic Amplifi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92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Fully Differential Input/Output Amplifier/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68CM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table:style-name="ce43" office:value-type="string" calcext:value-type="string">
            <text:p>Precision Wide Bandwidth RMS-to-DC Converter</text:p>
          </table:table-cell>
          <table:table-cell office:value-type="string" calcext:value-type="string">
            <text:p>LTAFG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66CM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Precision Micropower∆∑ RMS-to-DC Converter</text:p>
          </table:table-cell>
          <table:table-cell office:value-type="string" calcext:value-type="string">
            <text:p>LTTG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LM239AD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comparator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5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R41T-1202E/CH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Single Push/Pull 3µA Comparator with 1.21V Vref </text:p>
          </table:table-cell>
          <table:table-cell office:value-type="string" calcext:value-type="string">
            <text:p>HVUB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A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R41T-2402E/CH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Single Push/Pull 3µA Comparator with 2.4V Vref </text:p>
          </table:table-cell>
          <table:table-cell office:value-type="string" calcext:value-type="string">
            <text:p>HWNN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B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1LYC5-T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 Hysteresis</text:p>
          </table:table-cell>
          <table:table-cell office:value-type="string" calcext:value-type="string">
            <text:p>B14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C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6270YM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OD 2-36V Comparator 300µA 5mV offset</text:p>
          </table:table-cell>
          <table:table-cell office:value-type="string" calcext:value-type="string">
            <text:p>B1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D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2LYC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</text:p>
          </table:table-cell>
          <table:table-cell office:value-type="string" calcext:value-type="string">
            <text:p>B17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E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2HYC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</text:p>
          </table:table-cell>
          <table:table-cell office:value-type="string" calcext:value-type="string">
            <text:p>B18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5F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LTC1541C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µP opamp, comparator with Vr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R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4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1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QFP10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mega649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69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table:style-name="ce43" office:value-type="string" calcext:value-type="string">
            <text:p>2.5A Synchronous Buck Regu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85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QFN32</text:p>
          </table:table-cell>
          <table:table-cell table:style-name="ce43" office:value-type="string" calcext:value-type="string">
            <text:p>70V/8A Synchronous Buck Regu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7-5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table:style-name="ce43" office:value-type="string" calcext:value-type="string">
            <text:p>2.5A 5Vout Synchronous Buck Regu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<text:s/>65V <text:s/>1.25A Buc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01T-E/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4-30Vin 2-15Vout 600mA buc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01HT-E/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4.7-36Vin 2-15Vout 600mA buck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8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M4040CYM3-5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Shunt Voltage Reference 5V±0.5%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8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M4040CYM3-4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Shunt Voltage Reference 4.1V±0.5%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8A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T1019A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.05% 3ppm/°C</text:p>
          </table:table-cell>
          <table:table-cell office:value-type="string" calcext:value-type="string">
            <text:p>1019A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8B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T1019-2.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.05% 3ppm/°C</text:p>
          </table:table-cell>
          <table:table-cell office:value-type="string" calcext:value-type="string">
            <text:p>019A2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8C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MX584KC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V 7.5V 5V 2.5V pin programmmable reference</text:p>
          </table:table-cell>
          <table:table-cell table:number-columns-repeated="1018"/>
        </table:table-row>
        <table:table-row table:style-name="ro3" table:visibility="filter">
          <table:table-cell office:value-type="string" calcext:value-type="string">
            <text:p>G9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4PW-Q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OP14</text:p>
          </table:table-cell>
          <table:table-cell table:style-name="ce43" office:value-type="string" calcext:value-type="string">
            <text:p>Dual D-type flip-flop w/s/reset; positive edge-trigg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G9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AHCT1G08GV,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AND gate</text:p>
          </table:table-cell>
          <table:table-cell office:value-type="string" calcext:value-type="string">
            <text:p>H08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9</text:p>
          </table:table-cell>
          <table:table-cell/>
          <table:table-cell office:value-type="string" calcext:value-type="string">
            <text:p>GTL2003P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20</text:p>
          </table:table-cell>
          <table:table-cell table:style-name="ce43" office:value-type="string" calcext:value-type="string">
            <text:p>8-bit bidirectional low voltage translato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8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I2C temperature sensor 0.25°C</text:p>
          </table:table-cell>
          <table:table-cell/>
          <table:table-cell office:value-type="string" calcext:value-type="string">
            <text:p><text:a xlink:href="../MCP9808_temp_sens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1-B-00-I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Hall effect sensor analog 20mT 5V</text:p>
          </table:table-cell>
          <table:table-cell/>
          <table:table-cell office:value-type="string" calcext:value-type="string">
            <text:p><text:a xlink:href="../SI721x_hall_effect_sensor_analog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6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1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QFP100</text:p>
          </table:table-cell>
          <table:table-cell table:number-columns-repeated="2"/>
          <table:table-cell office:value-type="string" calcext:value-type="string">
            <text:p><text:a xlink:href="../Atmega128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2"/>
          <table:table-cell office:value-type="string" calcext:value-type="string">
            <text:p><text:a xlink:href="../Atmega64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4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QFP48</text:p>
          </table:table-cell>
          <table:table-cell table:number-columns-repeated="2"/>
          <table:table-cell office:value-type="string" calcext:value-type="string">
            <text:p><text:a xlink:href="../ATmega406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C3A0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C3B0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B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128A4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A-A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A-A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 table:visibility="filter">
          <table:table-cell office:value-type="string" calcext:value-type="string">
            <text:p>H1B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20</text:p>
          </table:table-cell>
          <table:table-cell office:value-type="string" calcext:value-type="string">
            <text:p>I2C thermocouple sensor with CJC</text:p>
          </table:table-cell>
          <table:table-cell office:value-type="string" calcext:value-type="string">
            <text:p>MCP9600</text:p>
          </table:table-cell>
          <table:table-cell office:value-type="string" calcext:value-type="string">
            <text:p><text:a xlink:href="../MCP9600_thermocouple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C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I2C temperature sensor 0.5°C</text:p>
          </table:table-cell>
          <table:table-cell office:value-type="string" calcext:value-type="string">
            <text:p>9801M</text:p>
          </table:table-cell>
          <table:table-cell office:value-type="string" calcext:value-type="string">
            <text:p><text:a xlink:href="../MCP9801_i2c_temperature_sens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D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CPT112S-A02-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SOP-24</text:p>
          </table:table-cell>
          <table:table-cell office:value-type="string" calcext:value-type="string">
            <text:p>12ch capacitive touch sensor I2C</text:p>
          </table:table-cell>
          <table:table-cell table:style-name="ce23" office:value-type="string" calcext:value-type="string">
            <text:p>CPT112S</text:p>
          </table:table-cell>
          <table:table-cell office:value-type="string" calcext:value-type="string">
            <text:p><text:a xlink:href="../CPT112S_touch_i2c_sens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A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TTP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1ch Capacitive touch sensor</text:p>
          </table:table-cell>
          <table:table-cell office:value-type="string" calcext:value-type="string">
            <text:p>2238 5NF5</text:p>
          </table:table-cell>
          <table:table-cell office:value-type="string" calcext:value-type="string">
            <text:p><text:a xlink:href="../TTP223_capacitive_touch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E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1-B-00-I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Hall effect sensor analog 20mT 5V</text:p>
          </table:table-cell>
          <table:table-cell office:value-type="string" calcext:value-type="string">
            <text:p>B22R</text:p>
          </table:table-cell>
          <table:table-cell office:value-type="string" calcext:value-type="string">
            <text:p><text:a xlink:href="../SI721x_hall_effect_sensor_analog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F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7-B-01-I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Hall effect sensor analog 20mT 5V with disable</text:p>
          </table:table-cell>
          <table:table-cell office:value-type="string" calcext:value-type="string">
            <text:p>BP80</text:p>
          </table:table-cell>
          <table:table-cell office:value-type="string" calcext:value-type="string">
            <text:p><text:a xlink:href="../SI721x_hall_effect_sensor_analog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G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PL311SA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can</text:p>
          </table:table-cell>
          <table:table-cell table:style-name="ce43" office:value-type="string" calcext:value-type="string">
            <text:p>I2C precision pressure sensor with altimetry</text:p>
          </table:table-cell>
          <table:table-cell office:value-type="string" calcext:value-type="string">
            <text:p>M3PR HR0C</text:p>
          </table:table-cell>
          <table:table-cell office:value-type="string" calcext:value-type="string">
            <text:p><text:a xlink:href="../MPL3115A2_i2c_pressure_sens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2A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2289-24B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boost white led driver -24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A</text:p>
          </table:table-cell>
          <table:table-cell office:value-type="string" calcext:value-type="string">
            <text:p>LED Driver</text:p>
          </table:table-cell>
          <table:table-cell table:style-name="ce25" office:value-type="string" calcext:value-type="string">
            <text:p>MIC2289-34B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boost white led driver c-34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B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42V buck led controller ext fet HS shunt</text:p>
          </table:table-cell>
          <table:table-cell/>
          <table:table-cell office:value-type="string" calcext:value-type="string">
            <text:p><text:a xlink:href="https://ww1.microchip.com/downloads/en/DeviceDoc/mic320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2C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0V buck led regulator int. fet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D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9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E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91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E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8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2G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16</text:p>
          </table:table-cell>
          <table:table-cell office:value-type="string" calcext:value-type="string">
            <text:p>Boost led driver 6-45V 70W ext fet</text:p>
          </table:table-cell>
          <table:table-cell/>
          <table:table-cell office:value-type="string" calcext:value-type="string">
            <text:p><text:a xlink:href="https://ww1.microchip.com/downloads/en/DeviceDoc/mic323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3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MIC1555Y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8V “555” oscillator</text:p>
          </table:table-cell>
          <table:table-cell/>
          <table:table-cell office:value-type="string" calcext:value-type="string">
            <text:p><text:a xlink:href="https://ww1.microchip.com/downloads/en/DeviceDoc/DN3765%20A07011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3A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LTC6905CS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17MHz to 170MHz Resistor Set Oscillator</text:p>
          </table:table-cell>
          <table:table-cell office:value-type="string" calcext:value-type="string">
            <text:p>LTBJC</text:p>
          </table:table-cell>
          <table:table-cell office:value-type="string" calcext:value-type="string">
            <text:p><text:a xlink:href="https://ww1.microchip.com/downloads/en/DeviceDoc/VP2206%20E082313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3B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MX575ABB-200.00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VDS 0/E pin 1 AHE oscillator</text:p>
          </table:table-cell>
          <table:table-cell/>
          <table:table-cell office:value-type="string" calcext:value-type="string">
            <text:p><text:a xlink:href="https://assets.nexperia.com/documents/data-sheet/BUK766R0-60E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3C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LTC6905CS5-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80-40-20MHz oscillator</text:p>
          </table:table-cell>
          <table:table-cell table:style-name="ce25" office:value-type="string" calcext:value-type="string">
            <text:p>LTBPH</text:p>
          </table:table-cell>
          <table:table-cell office:value-type="string" calcext:value-type="string">
            <text:p><text:a xlink:href="https://media.digikey.com/pdf/Data%20Sheets/Microchip%20PDFs/TP0606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-001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str. Amp Gmin=100</text:p>
          </table:table-cell>
          <table:table-cell office:value-type="string" calcext:value-type="string">
            <text:p>DADV</text:p>
          </table:table-cell>
          <table:table-cell office:value-type="string" calcext:value-type="string">
            <text:p><text:a xlink:href="https://ww1.microchip.com/downloads/aemDocuments/documents/OTH/ProductDocuments/DataSheets/20005318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-10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str. Amp Gmin=100</text:p>
          </table:table-cell>
          <table:table-cell office:value-type="string" calcext:value-type="string">
            <text:p>DADX</text:p>
          </table:table-cell>
          <table:table-cell office:value-type="string" calcext:value-type="string">
            <text:p><text:a xlink:href="https://ww1.microchip.com/downloads/aemDocuments/documents/OTH/ProductDocuments/DataSheets/20005318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A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LVC1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Single Buffer/Driver With Open-Drain Output</text:p>
          </table:table-cell>
          <table:table-cell/>
          <table:table-cell office:value-type="string" calcext:value-type="string">
            <text:p><text:a xlink:href="https://ww1.microchip.com/downloads/en/DeviceDoc/20005559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B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51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0drift 2MHz Amp 45V </text:p>
          </table:table-cell>
          <table:table-cell/>
          <table:table-cell office:value-type="string" calcext:value-type="string">
            <text:p><text:a xlink:href="https://ww1.microchip.com/downloads/en/DeviceDoc/mic2171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C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1013D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precision opamp</text:p>
          </table:table-cell>
          <table:table-cell/>
          <table:table-cell office:value-type="string" calcext:value-type="string">
            <text:p><text:a xlink:href="https://ww1.microchip.com/downloads/en/DeviceDoc/20006158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4D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1014DS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Quad precision opamp</text:p>
          </table:table-cell>
          <table:table-cell/>
          <table:table-cell office:value-type="string" calcext:value-type="string">
            <text:p><text:a xlink:href="http://ww1.microchip.com/downloads/en/DeviceDoc/lm2576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6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4T-020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6A</text:p>
          </table:table-cell>
          <table:table-cell table:style-name="ce41" office:value-type="string" calcext:value-type="string">
            <text:p>CSA</text:p>
          </table:table-cell>
          <table:table-cell office:value-type="string" calcext:value-type="string">
            <text:p>LT1999CS8-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MHz 80V Bidirectional CSA 10V/V</text:p>
          </table:table-cell>
          <table:table-cell office:value-type="float" office:value="199910" calcext:value-type="float">
            <text:p>19991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6B</text:p>
          </table:table-cell>
          <table:table-cell table:style-name="ce41" office:value-type="string" calcext:value-type="string">
            <text:p>CSA</text:p>
          </table:table-cell>
          <table:table-cell office:value-type="string" calcext:value-type="string">
            <text:p>LT1999CS8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MHz 80V Bidirectional CSA 20V/V</text:p>
          </table:table-cell>
          <table:table-cell office:value-type="float" office:value="199920" calcext:value-type="float">
            <text:p>19992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6C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2T-02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string" calcext:value-type="string">
            <text:p>22PJ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6D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2T-05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string" calcext:value-type="string">
            <text:p>25PK</text:p>
          </table:table-cell>
          <table:table-cell office:value-type="string" calcext:value-type="string">
            <text:p><text:a xlink:href="https://www.analog.com/media/en/technical-documentation/data-sheets/15412fd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6E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LTC6101ACS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High-Side Current Sense Amplifier 60V</text:p>
          </table:table-cell>
          <table:table-cell office:value-type="string" calcext:value-type="string">
            <text:p>LTBN0</text:p>
          </table:table-cell>
          <table:table-cell office:value-type="string" calcext:value-type="string">
            <text:p><text:a xlink:href="https://www.analog.com/media/en/technical-documentation/data-sheets/LT1013-LT101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6F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4T-10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www.analog.com/media/en/technical-documentation/data-sheets/LT1013-LT101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6G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LT6100CMS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OP8</text:p>
          </table:table-cell>
          <table:table-cell table:style-name="ce43" office:value-type="string" calcext:value-type="string">
            <text:p>Gain Selectable High Side Current Sense Amplifier</text:p>
          </table:table-cell>
          <table:table-cell office:value-type="string" calcext:value-type="string">
            <text:p>LTBMV e3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88ESE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6</text:p>
          </table:table-cell>
          <table:table-cell table:style-name="ce43" office:value-type="string" calcext:value-type="string">
            <text:p>8-Channel CMOS Analog Multiplexers</text:p>
          </table:table-cell>
          <table:table-cell/>
          <table:table-cell office:value-type="string" calcext:value-type="string">
            <text:p><text:a xlink:href="https://www.analog.com/media/en/technical-documentation/data-sheets/117012fi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DG1209E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16</text:p>
          </table:table-cell>
          <table:table-cell office:value-type="string" calcext:value-type="string">
            <text:p>Low-Leakage Dual 4-Channel Analog Multiplexer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98CPE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8-Channel CMOS Analog Multiplexers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16ch mux</text:p>
          </table:table-cell>
          <table:table-cell/>
          <table:table-cell office:value-type="string" calcext:value-type="string">
            <text:p><text:a xlink:href="https://eu.mouser.com/datasheet/2/268/supertex_vn3205-1181391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ADG33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Quad SPDT mux</text:p>
          </table:table-cell>
          <table:table-cell/>
          <table:table-cell office:value-type="string" calcext:value-type="string">
            <text:p><text:a xlink:href="https://ww1.microchip.com/downloads/en/DeviceDoc/mic59p60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DG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4ch mux</text:p>
          </table:table-cell>
          <table:table-cell/>
          <table:table-cell office:value-type="string" calcext:value-type="string">
            <text:p><text:a xlink:href="https://ww1.microchip.com/downloads/en/DeviceDoc/MIC5800-1-4-8-Bit-Parallel-Input-Latched-Drivers-DS20006184A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MAX889RESA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00mA inverting charge pump</text:p>
          </table:table-cell>
          <table:table-cell/>
          <table:table-cell office:value-type="string" calcext:value-type="string">
            <text:p><text:a xlink:href="https://www.ti.com/lit/ds/symlink/cd4066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TC962C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80mA 18V charge pump inverting doubling</text:p>
          </table:table-cell>
          <table:table-cell/>
          <table:table-cell office:value-type="string" calcext:value-type="string">
            <text:p><text:a xlink:href="https://ww1.microchip.com/downloads/en/DeviceDoc/22075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TC7662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0mA 18V charge pump inverting doubling</text:p>
          </table:table-cell>
          <table:table-cell/>
          <table:table-cell office:value-type="string" calcext:value-type="string">
            <text:p><text:a xlink:href="https://ww1.microchip.com/downloads/en/DeviceDoc/22075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SI8752AB-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solated fet driver</text:p>
          </table:table-cell>
          <table:table-cell/>
          <table:table-cell office:value-type="string" calcext:value-type="string">
            <text:p><text:a xlink:href="https://ww1.microchip.com/downloads/en/DeviceDoc/21385D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94090YC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70-6</text:p>
          </table:table-cell>
          <table:table-cell office:value-type="string" calcext:value-type="string">
            <text:p>High side load switch</text:p>
          </table:table-cell>
          <table:table-cell/>
          <table:table-cell office:value-type="string" calcext:value-type="string">
            <text:p><text:a xlink:href="https://ww1.microchip.com/downloads/en/DeviceDoc/mic5225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CP146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synchronous H bridge gate driver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TC44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30V 1.5A gate driver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TC44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30V 1.5A gate driver inverting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table:style-name="ce12" office:value-type="string" calcext:value-type="string">
            <text:p>MIC4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0V 3A/2A half-bridge gate driver 16V TTL</text:p>
          </table:table-cell>
          <table:table-cell/>
          <table:table-cell office:value-type="string" calcext:value-type="string">
            <text:p><text:a xlink:href="https://ww1.microchip.com/downloads/aemDocuments/documents/APID/ProductDocuments/DataSheets/MIC5209-500mA-Low-Noise-LDO-Regulator-DS20005720B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table:style-name="ce12" office:value-type="string" calcext:value-type="string">
            <text:p>MIC41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0V 3A/2A half-bridge gate driver 16V CMOS</text:p>
          </table:table-cell>
          <table:table-cell/>
          <table:table-cell office:value-type="string" calcext:value-type="string">
            <text:p><text:a xlink:href="https://ww1.microchip.com/downloads/en/DeviceDoc/20005415D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5011Y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s/Lsgate driver 30V</text:p>
          </table:table-cell>
          <table:table-cell/>
          <table:table-cell office:value-type="string" calcext:value-type="string">
            <text:p><text:a xlink:href="https://www.mouser.fr/datasheet/2/268/20005623B-1369284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5014Y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s/Lsgate driver 30V</text:p>
          </table:table-cell>
          <table:table-cell/>
          <table:table-cell office:value-type="string" calcext:value-type="string">
            <text:p><text:a xlink:href="https://ww1.microchip.com/downloads/en/DeviceDoc/MCP73831-Family-Data-Sheet-DS20001984H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46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85V half-bridge gate driver 16V dt/shoot-through</text:p>
          </table:table-cell>
          <table:table-cell/>
          <table:table-cell office:value-type="string" calcext:value-type="string">
            <text:p><text:a xlink:href="https://ww1.microchip.com/downloads/en/DeviceDoc/MCP73831-Family-Data-Sheet-DS20001984H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A3144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Hall effect sensor digital 4.5-24V OC </text:p>
          </table:table-cell>
          <table:table-cell/>
          <table:table-cell office:value-type="string" calcext:value-type="string">
            <text:p><text:a xlink:href="../A3144_digital_hall_effect_senso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E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ADXL343BC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A-14</text:p>
          </table:table-cell>
          <table:table-cell office:value-type="string" calcext:value-type="string">
            <text:p>3 axis 2-16g MEMS accelerometer SPI/I2C</text:p>
          </table:table-cell>
          <table:table-cell office:value-type="string" calcext:value-type="string">
            <text:p>343B#2509742</text:p>
          </table:table-cell>
          <table:table-cell office:value-type="string" calcext:value-type="string">
            <text:p><text:a xlink:href="../ADXL343_I2C_accelerometer.pdf" xlink:type="simple">Datasheet</text:a>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H1E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ADXL345BCC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GA-14</text:p>
          </table:table-cell>
          <table:table-cell office:value-type="string" calcext:value-type="string">
            <text:p>3 axis 2-16g MEMS accelerometer SPI/I2C (better specs)</text:p>
          </table:table-cell>
          <table:table-cell office:value-type="string" calcext:value-type="string">
            <text:p>345B#2528908</text:p>
          </table:table-cell>
          <table:table-cell office:value-type="string" calcext:value-type="string">
            <text:p><text:a xlink:href="../ADXL345_I2C_accelerometer.pdf" xlink:type="simple">Datasheet</text:a></text:p>
          </table:table-cell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6"/>
          <table:table-cell table:style-name="ce34"/>
          <table:table-cell table:number-columns-repeated="1017"/>
        </table:table-row>
        <table:table-row table:style-name="ro1">
          <table:table-cell table:number-columns-repeated="6"/>
          <table:table-cell table:style-name="ce35"/>
          <table:table-cell table:number-columns-repeated="1017"/>
        </table:table-row>
        <table:table-row table:style-name="ro1" table:number-rows-repeated="104823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Tiroclass.$A$1" table:cell-range-address="$Tiroclass.$A$1:.$F$147"/>
        </table:named-expressions>
      </table:table>
      <table:named-expressions/>
      <table:database-ranges>
        <table:database-range table:name="__Anonymous_Sheet_DB__0" table:target-range-address="Classeur.A1:Classeur.G196" table:display-filter-buttons="true" table:orientation="column"/>
        <table:database-range table:name="__Anonymous_Sheet_DB__1" table:target-range-address="Tiroclass.A1:Tiroclass.H334" table:display-filter-buttons="true">
          <table:filter>
            <table:filter-and>
              <table:filter-condition table:value="µC AVR" table:operator="=" table:field-number="1"/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Noto Sans Devanagari" style:font-family-complex="'Noto Sans Devanagari'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2" number:min-decimal-places="12" number:min-integer-digits="1"/>
    </number:number-style>
    <number:number-style style:name="N169">
      <number:number number:decimal-places="11" number:min-decimal-places="11" number:min-integer-digits="1"/>
    </number:number-style>
    <number:number-style style:name="N170">
      <number:number number:decimal-places="10" number:min-decimal-places="10" number:min-integer-digits="1"/>
    </number:number-style>
    <number:number-style style:name="N171">
      <number:number number:decimal-places="9" number:min-decimal-places="9" number:min-integer-digits="1"/>
    </number:number-style>
    <number:number-style style:name="N172">
      <number:number number:decimal-places="8" number:min-decimal-places="8" number:min-integer-digits="1"/>
    </number:number-style>
    <number:number-style style:name="N173">
      <number:number number:decimal-places="7" number:min-decimal-places="7" number:min-integer-digits="1"/>
    </number:number-style>
    <number:number-style style:name="N174">
      <number:number number:decimal-places="6" number:min-decimal-places="6" number:min-integer-digits="1"/>
    </number:number-style>
    <number:number-style style:name="N175">
      <number:number number:decimal-places="5" number:min-decimal-places="5" number:min-integer-digits="1"/>
    </number:number-style>
    <number:number-style style:name="N176">
      <number:number number:decimal-places="4" number:min-decimal-places="4" number:min-integer-digits="1"/>
    </number:number-style>
    <number:number-style style:name="N177">
      <number:number number:decimal-places="3" number:min-decimal-places="3" number:min-integer-digits="1"/>
    </number:number-style>
    <number:number-style style:name="N178">
      <number:number number:decimal-places="1" number:min-decimal-places="1" number:min-integer-digits="1"/>
    </number:number-style>
    <number:number-style style:name="N179">
      <number:number number:decimal-places="13" number:min-decimal-places="1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5.9mm" fo:page-height="279.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3">00/00/0000</text:date>, <text:time style:data-style-name="N2" text:time-value="19:17:25.7709474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creation-date>2021-02-20T12:50:46</meta:creation-date>
    <dc:date>2024-08-03T19:18:14.800899034</dc:date>
    <meta:generator>LibreOffice/24.2.2.2$Linux_X86_64 LibreOffice_project/420$Build-2</meta:generator>
    <meta:editing-duration>P2DT21H33M31S</meta:editing-duration>
    <meta:editing-cycles>292</meta:editing-cycles>
    <meta:document-statistic meta:table-count="2" meta:cell-count="308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